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0b13"/>
    </style:style>
    <style:style style:name="P2" style:family="paragraph" style:parent-style-name="Standard">
      <style:text-properties officeooo:paragraph-rsid="001d172a"/>
    </style:style>
    <style:style style:name="P3" style:family="paragraph" style:parent-style-name="Standard">
      <style:text-properties officeooo:paragraph-rsid="001e7762"/>
    </style:style>
    <style:style style:name="P4" style:family="paragraph" style:parent-style-name="Standard">
      <style:text-properties officeooo:paragraph-rsid="0021605b"/>
    </style:style>
    <style:style style:name="P5" style:family="paragraph" style:parent-style-name="Standard">
      <style:text-properties officeooo:paragraph-rsid="0021ae01"/>
    </style:style>
    <style:style style:name="T1" style:family="text">
      <style:text-properties officeooo:rsid="001fbba8"/>
    </style:style>
    <style:style style:name="T2" style:family="text">
      <style:text-properties officeooo:rsid="0021605b"/>
    </style:style>
    <style:style style:name="T3" style:family="text">
      <style:text-properties officeooo:rsid="0021ae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从前，有一户人家有两兄妹。老大经常去打猎。妹妹呆在家里。老大打猎的时间长了，就像在山上安了家一样。母亲和父亲逐渐变老，妹妹也长大成人。他们时不时地会想起哥哥，不禁问道：“他今天可能会回来吗？或者明天？”但他再也没有回来。</text:p>
      <text:p text:style-name="P1">妹妹长大成人后，有一户人家向她求婚，希望她嫁到他们家。妹妹提到了她的哥哥：“我不知道他是还活着，还是已经走了！那我该怎么办？”父亲和母亲回答说：“你的哥哥，我们已经很久没有他的消息了......他可能已经死了”。有一天，全村人都被邀请参加庆祝婚礼的宴会。妹妹没有忘记她的哥哥。她说：“我到处都找不到他，这不对吧？”她的婆婆回答道：“别这样，你得忘了那些陈年旧事！我们没有你哥哥的消息，也许他已经死了！”</text:p>
      <text:p text:style-name="Standard">那天，她哥哥去山上打猎。打猎回来的路上，他的狗走到一个山口，开始奔跑。狗好像感觉到妹妹要出嫁了！它飞快地奔跑着，一路奔向庆祝妹妹婚礼的房子。大哥紧跟着他的狗，一直追到了他们庆祝婚礼的房子门口！故事是这样说的：那只狗跑到主房间去坐着了。而大哥却呆在外面。他站在那里，披着毡斗篷，看着发生的一切。他突然想到：“那个年轻女人......长得真像我的妹妹！是的，是我的妹妹，就是她！”他跳起来，走到壁炉下面坐下。他挨着他的狗坐了下来，他的狗也在那里坐着。人们说：“嘿，不欢迎你这只狗，快快出去吧！这家伙到底是谁？现在狗又带回来一个乞丐，真讨厌！让他坐到后面去！”但是，大哥一动不动。他就坐在那里。狗也是一样。不管说多少遍，他们就是不走！客人们只好放弃：“我们各就各位用餐吧，至于那个乞丐......算了，让他留在这里吧。我们可以给他点吃的。”于是，客人们各就各位，酒水也斟满了。大哥也被端上了一碗酒，但倒酒的人没跟他说话就走了。菜也是一样：每位客人一碗。</text:p>
      <text:p text:style-name="Standard">我得解释一下，在老家，我们不是常说‘最小的排骨’吗？排骨切开后，短排骨就是一小块。大哥在宴会上就得到了这块！他们认为给他一点残羹剩饭，对他这样的乞丐来说就足够了。</text:p>
      <text:p text:style-name="P2">饭菜分给每个人后，大家都吃得很开心，聊天也很热闹。但大哥并没有吃，也不说话，他只是坐在那里发呆。“这到底是个什么人物？看起来像个乞丐，却这么挑剔，不吃他的肉，不碰他的酒？好吧，如果他不想要我们给他的东西，那就活该！他可能并不饿。”</text:p>
      <text:p text:style-name="P3">然后大哥说：“酒不够喝，不过瘾！黑色的土地，把这酒喝了！饭不够，还坐什么坐？这些小骨头，来吧，狗狗，这是给你的！”说罢，他真的把酒萨在地上，真的给狗喂了排骨。然后他披上毡斗篷走了。</text:p>
      <text:p text:style-name="Standard">小妹妹自言自语道“这不可能是真的，他是我哥哥，我的大哥哥！”她抓住哥哥的斗篷，想把他拉回来。他拿起一把刀，划掉妹妹抓的那块毡子。当他向出口走去时，妹妹又试图抓住他的毡斗篷，他又割下了一块斗篷。妹妹绝望了。“我的亲哥哥，今天怎么会被人当成乞丐？”她哭啊哭啊，到了晚上，她绝望而死，故事就是这样说的！</text:p>
      <text:p text:style-name="Standard">她死后被火化了。但无论他们怎么努力，尸体就是烧不起来！于是家人去找她的哥哥，请求他的原谅。他们说："我们很抱歉！我们不清楚你们家族历史！我们请求你的原谅！”当他们请求兄长的原谅，当兄长割下自己的一块毡斗篷扔进火里以示和解时，小妹妹被彻底烧了！传说是这样。</text:p>
      <text:p text:style-name="P4">这就是‘斯克’仪式的起源<text:span text:style-name="T1">，它</text:span>的核心内容<text:span text:style-name="T1">，也</text:span>是谚语中提到的故事。当妹妹出嫁时，她的哥哥会大声反抗<text:span text:style-name="T1">：</text:span>这就反映了他对‘斯克’人家庭<text:span text:style-name="T1">（</text:span>女子嫁到的那家<text:span text:style-name="T1">）</text:span>的态度<text:span text:style-name="T1">。进行</text:span>‘斯克’时，整个村子都必须参加！我们把所有人都召集起来：这一代的所有成员、兄弟姐妹、堂兄弟姐妹，你说得出的都有。我们会带一点东西！(在举行‘斯克’仪式时，严格来说不要带礼物：相反，要带着愤怒，表达最大的愤怒。但这是假装的<text:span text:style-name="T1">，演出来的</text:span>：事实上，要注意不要伤害任何人，不要破坏东西，而且要带点小礼物<text:span text:style-name="T1">。</text:span>）年轻的女人嫁给了谁家，兄弟就会表现出最大的惊恐！<text:span text:style-name="T1">“</text:span>哎哟<text:span text:style-name="T1">，‘斯克’舅舅</text:span>来了！今天我们都很害怕！<text:span text:style-name="T2">”</text:span>他们说。每个人都鞠躬求饶。代表哥哥的男人，他欺负一个人，推搡另一个人。他带了一把斧头：他好像都要砸门<text:span text:style-name="T3">、都</text:span>要砸碎柱子！最后，他回去，一切都结束了。</text:p>
      <text:p text:style-name="P5">这个割掉自己衣服的人的故事告诉我们关于妹妹、关于兄弟姐妹、关于家庭的道理。这是我们习俗的基础。根据习俗，毡子不仅仅是男人披在身上的一件衣服，它还标志着<text:span text:style-name="T1">‘斯克’舅舅</text:span>的回归！在‘斯克’仪式上，毡子被小心翼翼地折叠起来，以便能壮观地展开。人家提醒<text:span text:style-name="T3">：“</text:span>小心点，我们要举行‘斯克’仪式<text:span text:style-name="T3">，</text:span>如果我们连‘斯克’毡都展开不好，人家会说我们的！<text:span text:style-name="T3">”</text:span>过去有这样的习俗<text:span text:style-name="T3">，</text:span>当有人去世时，每家每户都会轮流为集体供餐<text:span text:style-name="T3">，</text:span>作为葬礼仪式的一部分。[如果他们这样做，那是因为过去曾发生过猎人意外归来的事件。<text:span text:style-name="T3">]</text:span></text:p>
      <text:p text:style-name="Standard">过去就是这样的！</text:p>
      <text:p text:style-name="P5">[根据法文全篇整理文而翻译<text:span text:style-name="T3">，</text:span>译文由DeepL(deepl.com)翻译软件自动生成<text:span text:style-name="T3">，</text:span>并经人工改编和校对。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2:10:16.943444624</meta:creation-date>
    <dc:date>2024-08-02T14:35:12.801220001</dc:date>
    <meta:editing-duration>PT36M3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904" meta:character-count="1934" meta:non-whitespace-character-count="1934"/>
  </office:meta>
</office:document-meta>
</file>